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</office:automatic-styles>
  <office:body>
    <office:text text:use-soft-page-breaks="true">
      <text:p text:style-name="P1">KNUDSEN1974:</text:p>
      <text:p text:style-name="Standard"/>
      <text:list text:style-name="LFO1" text:continue-numbering="true">
        <text:list-item>
          <text:p text:style-name="P2">Die Verhaltensgrenze von Apteronotus und eigenmannia wurde auf sinusförmige felder gemessen als funktion der stimulus frequenz, wobei operante Konditionierung verwendet wurde</text:p>
        </text:list-item>
        <text:list-item>
          <text:p text:style-name="P3">Apteronotus antwortet auf eine breite Frequenzbandbreite, wobei die schwellenkurve komplex ist und drei einzelne Senkungen bei 5-15Hz (A=0,6 . 0,9 Microvolt/cm), bei 200-300Hz (0,9 mircoV/cm) und 700 – 2200 Hz (0,2 microVolt/cm)</text:p>
        </text:list-item>
        <text:list-item>
          <text:p text:style-name="P4">Die hohe frequenzabsenkung selbst ist bimodial mit einem zweiten Minimum an der zweiten harmonischen</text:p>
        </text:list-item>
        <text:list-item>
          <text:p text:style-name="P5">Die schwellenkurve von eigenmannia unterscheidet sich davon, indem sie scharf auf die Fisch eod frequenz getunt ist mit einer Sensitivität von 0,2-0,3 microvolt/cm</text:p>
        </text:list-item>
        <text:list-item>
          <text:p text:style-name="P6">Können beats gut wahrnehmen</text:p>
        </text:list-item>
        <text:list-item>
          <text:p text:style-name="P7">Der widerstand des wassers hat einen einfluss auf die verhaltensgrenze von apteronotus, die sensitivität auf hohe frequenzen steigt mit einem absteigenden wasserwiderstand bis auf 1kOhm.cm<text:s/>(1000 Microsmimens/cm), danach bleibt es konstant</text:p>
        </text:list-item>
        <text:list-item>
          <text:p text:style-name="P8">Die sensitivität auf niedrige frequenzen steigt progressiv von 100k Ohm . cm<text:s/>(10 MicroS/cm)<text:s/>runter zu 10 kOhm<text:s/>(100 MicroS/cm)<text:s/>. cm, aber nimmt unter diesem wert wieder ab. Demnach sind elektroreceptoren für niedrige frequenzen am empfindlichsten bei 10 k Ohm . <text:s/>cm<text:s/>(100 Microsimens/cm), während hohe frequenzen rezeptoren am empfindlichsten bei wasser unter 1 k Ohm.cm<text:s/>(1000 MicroS/cm)<text:s/>sin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iam Plappert</meta:initial-creator>
    <dc:creator>Miriam Plappert</dc:creator>
    <meta:creation-date>2015-12-11T08:56:00Z</meta:creation-date>
    <dc:date>2015-12-11T09:31:00Z</dc:date>
    <meta:template xlink:href="Normal" xlink:type="simple"/>
    <meta:editing-cycles>2</meta:editing-cycles>
    <meta:editing-duration>PT0S</meta:editing-duration>
    <meta:document-statistic meta:page-count="1" meta:paragraph-count="2" meta:word-count="183" meta:character-count="1340" meta:row-count="9" meta:non-whitespace-character-count="1159"/>
  </office:meta>
</office:document-meta>
</file>